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/>
    </style:style>
    <style:style style:name="T3" style:parent-style-name="Policepardéfaut" style:family="text">
      <style:text-properties style:font-name="Segoe UI Emoji" style:font-name-complex="Segoe UI Emoji"/>
    </style:style>
    <style:style style:name="T4" style:parent-style-name="Policepardéfaut" style:family="text">
      <style:text-properties style:font-name="Segoe UI Emoji" style:font-name-complex="Segoe UI Emoji"/>
    </style:style>
    <style:style style:name="T5" style:parent-style-name="Policepardéfaut" style:family="text">
      <style:text-properties style:font-name="Segoe UI Emoji" style:font-name-complex="Segoe UI Emoji"/>
    </style:style>
    <style:style style:name="T6" style:parent-style-name="Policepardéfaut" style:family="text">
      <style:text-properties style:font-name="Segoe UI Emoji" style:font-name-complex="Segoe UI Emoji"/>
    </style:style>
    <style:style style:name="T7" style:parent-style-name="Policepardéfaut" style:family="text">
      <style:text-properties style:font-name="Segoe UI Emoji" style:font-name-complex="Segoe UI Emoji"/>
    </style:style>
    <style:style style:name="T8" style:parent-style-name="Policepardéfaut" style:family="text">
      <style:text-properties style:font-name="Segoe UI Emoji" style:font-name-complex="Segoe UI Emoji"/>
    </style:style>
  </office:automatic-styles>
  <office:body>
    <office:text text:use-soft-page-breaks="true">
      <text:p text:style-name="P1"><text:span text:style-name="T2">✨</text:span><text:s/>NOUVELLE OPPORTUNITÉ À NGOR-ALMADIES !<text:s/><text:span text:style-name="T3">✨</text:span></text:p>
      <text:p text:style-name="Normal">Le Cabinet IDAC SARL vous propose un magnifique F4 au 1er étage de la Résidence Bolong, derrière la station Shell.</text:p>
      <text:p text:style-name="Normal"/>
      <text:p text:style-name="Normal"><text:span text:style-name="T4">💎</text:span><text:s/>Dans la résidence :</text:p>
      <text:p text:style-name="Normal">• Ascenseur</text:p>
      <text:p text:style-name="Normal">• Parking sécurisé</text:p>
      <text:p text:style-name="Normal">• Gardiennage 24h/24</text:p>
      <text:p text:style-name="Normal">• Piscine pour se détendre</text:p>
      <text:p text:style-name="Normal"/>
      <text:p text:style-name="Normal"><text:span text:style-name="T5">🏡</text:span><text:s/>Composition de l’appartement :</text:p>
      <text:p text:style-name="Normal">• Salon lumineux avec balcon</text:p>
      <text:p text:style-name="Normal">• Cuisine moderne équipée (buanderie + garde-manger)</text:p>
      <text:p text:style-name="Normal">• Chambre avec placard et toilette privative</text:p>
      <text:p text:style-name="Normal">• 2 autres chambres avec placards (dont 1 avec balcon)</text:p>
      <text:p text:style-name="Normal">• Patio idéal pour un espace vert</text:p>
      <text:p text:style-name="Normal">• 2 toilettes extérieures</text:p>
      <text:p text:style-name="Normal"/>
      <text:p text:style-name="Normal"><text:span text:style-name="T6">💰</text:span><text:s/>Loyer : 1.000.000 FCFA TTC</text:p>
      <text:p text:style-name="Normal"/>
      <text:p text:style-name="Normal"><text:span text:style-name="T7">📞</text:span><text:s/>Envie de visiter ou réserver ?</text:p>
      <text:p text:style-name="Normal">Contactez-nous dès maintenant — votre futur chez-vous vous attend<text:s/><text:span text:style-name="T8">✨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binet IDAC</meta:initial-creator>
    <dc:creator>Cabinet IDAC</dc:creator>
    <meta:creation-date>2026-01-07T09:53:00Z</meta:creation-date>
    <dc:date>2026-01-07T09:54:00Z</dc:date>
    <meta:template xlink:href="Normal" xlink:type="simple"/>
    <meta:editing-cycles>1</meta:editing-cycles>
    <meta:editing-duration>PT60S</meta:editing-duration>
    <meta:document-statistic meta:page-count="1" meta:paragraph-count="1" meta:word-count="103" meta:character-count="671" meta:row-count="4" meta:non-whitespace-character-count="569"/>
  </office:meta>
</office:document-meta>
</file>